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d73" officeooo:paragraph-rsid="00124d73"/>
    </style:style>
    <style:style style:name="T1" style:family="text">
      <style:text-properties officeooo:rsid="0012e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logotipos se volvieron más planos como una forma de simplificarlos y ser más reconocibles. <text:span text:style-name="T1">Además</text:span>, resultan más rápidos de consumir, ya que son sencillos de ver, y analizar rápidamente, lo que es preferible en internet, donde se suele consumir mucho contenido. <text:span text:style-name="T1">También sirve para evitar que la gente se distraiga con los efect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8:56:09.417000000</meta:creation-date>
    <dc:date>2024-09-30T09:06:03.134000000</dc:date>
    <meta:editing-duration>PT9M53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" meta:word-count="54" meta:character-count="333" meta:non-whitespace-character-count="280"/>
  </office:meta>
</office:document-meta>
</file>